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0e85"/>
    </style:style>
    <style:style style:name="P2" style:family="paragraph" style:parent-style-name="Standard">
      <style:text-properties officeooo:rsid="001c0e85" officeooo:paragraph-rsid="001c0e85"/>
    </style:style>
    <style:style style:name="P3" style:family="paragraph" style:parent-style-name="Standard">
      <style:text-properties officeooo:rsid="001d6da1" officeooo:paragraph-rsid="001d6da1"/>
    </style:style>
    <style:style style:name="P4" style:family="paragraph" style:parent-style-name="Standard">
      <style:text-properties style:text-underline-style="none" officeooo:rsid="001c0e85"/>
    </style:style>
    <style:style style:name="P5" style:family="paragraph" style:parent-style-name="Standard">
      <style:text-properties style:text-underline-style="none" officeooo:rsid="001c0e85" officeooo:paragraph-rsid="001c0e85"/>
    </style:style>
    <style:style style:name="P6" style:family="paragraph" style:parent-style-name="Standard">
      <style:text-properties officeooo:rsid="001d6da1" officeooo:paragraph-rsid="001d6da1"/>
    </style:style>
    <style:style style:name="P7" style:family="paragraph" style:parent-style-name="Standard">
      <style:text-properties officeooo:rsid="001dfe69" officeooo:paragraph-rsid="001dfe69"/>
    </style:style>
    <style:style style:name="P8" style:family="paragraph" style:parent-style-name="Standard">
      <style:text-properties officeooo:rsid="001e6348" officeooo:paragraph-rsid="001e6348"/>
    </style:style>
    <style:style style:name="P9" style:family="paragraph" style:parent-style-name="Standard">
      <style:text-properties officeooo:rsid="001f882e" officeooo:paragraph-rsid="001f882e"/>
    </style:style>
    <style:style style:name="P10" style:family="paragraph" style:parent-style-name="Standard">
      <style:text-properties officeooo:rsid="0020a7c5" officeooo:paragraph-rsid="0020a7c5"/>
    </style:style>
    <style:style style:name="P11" style:family="paragraph" style:parent-style-name="Standard">
      <style:text-properties officeooo:rsid="0020ea1b" officeooo:paragraph-rsid="0020ea1b"/>
    </style:style>
    <style:style style:name="T1" style:family="text">
      <style:text-properties officeooo:rsid="001c0e8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c0e85"/>
    </style:style>
    <style:style style:name="T4" style:family="text">
      <style:text-properties style:text-underline-style="solid" style:text-underline-width="auto" style:text-underline-color="font-color" officeooo:rsid="001d6da1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c0e85"/>
    </style:style>
    <style:style style:name="T7" style:family="text">
      <style:text-properties style:text-underline-style="none" officeooo:rsid="001d6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ministrator (<text:span text:style-name="T2">administrator_id</text:span>, username, email, password)</text:p>
      <text:p text:style-name="P7"/>
      <text:p text:style-name="P8">Authenticated_User (<text:span text:style-name="T2">user_id</text:span><text:span text:style-name="T5"> → User</text:span>, username, password, photo_url)</text:p>
      <text:p text:style-name="P8"/>
      <text:p text:style-name="P8">Category (<text:span text:style-name="T2">category_id</text:span><text:span text:style-name="T5">, name)</text:span></text:p>
      <text:p text:style-name="P8"><text:span text:style-name="T5"/></text:p>
      <text:p text:style-name="P8"><text:span text:style-name="T5">City (</text:span><text:span text:style-name="T2">city_id</text:span><text:span text:style-name="T5">, name, country_id → Country)</text:span></text:p>
      <text:p text:style-name="P8"><text:span text:style-name="T5"/></text:p>
      <text:p text:style-name="P8"><text:span text:style-name="T5">Comments (</text:span><text:span text:style-name="T2">comment_id</text:span><text:span text:style-name="T5"> → Event_Content, content, photo_url, comment_date)</text:span></text:p>
      <text:p text:style-name="P8"><text:span text:style-name="T5"/></text:p>
      <text:p text:style-name="P8"><text:span text:style-name="T5">Country (</text:span><text:span text:style-name="T2">country_id</text:span><text:span text:style-name="T5">, name)</text:span></text:p>
      <text:p text:style-name="P8"><text:span text:style-name="T5"/></text:p>
      <text:p text:style-name="P9"><text:span text:style-name="T5">Event (</text:span><text:span text:style-name="T2">event_id</text:span><text:span text:style-name="T5">, name, description, beginning_date, ending_date, photo_url, meta_event_id → Meta_Event, local_id → Localization)</text:span></text:p>
      <text:p text:style-name="P9"><text:span text:style-name="T5"/></text:p>
      <text:p text:style-name="P10"><text:span text:style-name="T5">Event_Content (</text:span><text:span text:style-name="T2">event_content_id</text:span><text:span text:style-name="T5">, user_id → Authenticated_User, event_id → Event)</text:span></text:p>
      <text:p text:style-name="P3"/>
      <text:p text:style-name="P10">Guest (is_going, <text:span text:style-name="T2">user_id</text:span><text:span text:style-name="T5"> → Authenticated_User</text:span>, <text:span text:style-name="T2">event_id</text:span><text:span text:style-name="T5"> → Event</text:span>)</text:p>
      <text:p text:style-name="P10"/>
      <text:p text:style-name="P10">Host (<text:span text:style-name="T2">user_id</text:span><text:span text:style-name="T5"> → Authenticated_User</text:span>, <text:span text:style-name="T2">meta_event_id</text:span><text:span text:style-name="T5"> → Meta_Event</text:span>)</text:p>
      <text:p text:style-name="P10"/>
      <text:p text:style-name="P11">JoinPoll_UnitToAuthenticated_User (<text:span text:style-name="T2">user_id</text:span><text:span text:style-name="T5"> → Authenticated_User</text:span>, <text:span text:style-name="T2">poll_unit_id</text:span><text:span text:style-name="T5"> → Poll_Unit</text:span>)</text:p>
      <text:p text:style-name="P3"/>
      <text:p text:style-name="P3">Localization (<text:span text:style-name="T2">local_id</text:span><text:span text:style-name="T5">, street, coordiantes, city_id → City)</text:span></text:p>
      <text:p text:style-name="P2"/>
      <text:p text:style-name="P3">Meta_Event (<text:span text:style-name="T2">meta_event_id</text:span><text:span text:style-name="T5">, name,description, recurrence, photo_url, expiration_date, free, owner_id → Authenticated_User, category_id → Category, local_id → Localization)</text:span></text:p>
      <text:p text:style-name="P2"/>
      <text:p text:style-name="P3">Notification (<text:span text:style-name="T2">notification_id</text:span><text:span text:style-name="T5">, notification_date, notification_type, checked_boolean, event_id → Event, event_content_id → Event_Content)</text:span></text:p>
      <text:p text:style-name="P2"/>
      <text:p text:style-name="P2">Notification_Intervinient (<text:span text:style-name="T2">user_id</text:span><text:span text:style-name="T5"> → Authenticated_User, </text:span><text:span text:style-name="T4">notification_id</text:span><text:span text:style-name="T7"> → Notification)</text:span></text:p>
      <text:p text:style-name="P1"/>
      <text:p text:style-name="P2">Poll (<text:span text:style-name="T2">poll_id</text:span><text:span text:style-name="T5">, poll_type, poll_date)</text:span></text:p>
      <text:p text:style-name="P1"/>
      <text:p text:style-name="P2">Poll_Unit (<text:span text:style-name="T2">poll_unit_id</text:span><text:span text:style-name="T5">, name, poll_id → Poll)</text:span></text:p>
      <text:p text:style-name="P1"><text:s/></text:p>
      <text:p text:style-name="P2">Rate (<text:span text:style-name="T2">event_content_id</text:span><text:span text:style-name="T5"> → Event_Content, avaliation)</text:span></text:p>
      <text:p text:style-name="P1"/>
      <text:p text:style-name="P2">Saved_Event (<text:span text:style-name="T2">user_id </text:span><text:span text:style-name="T5">→ Authenticated_User, </text:span><text:span text:style-name="T2">meta_event_id </text:span><text:span text:style-name="T5">→ Meta_Event)</text:span></text:p>
      <text:p text:style-name="P1"/>
      <text:p text:style-name="P2">Ticket (<text:span text:style-name="T2">ticket_id</text:span><text:span text:style-name="T5">, name, nif, user_id → Users, type_of_ticket_id → Type_of_Ticket)</text:span></text:p>
      <text:p text:style-name="P1"/>
      <text:p text:style-name="P2">Type_of_Ticket (<text:span text:style-name="T2">type_of_ticket_id</text:span><text:span text:style-name="T5">, ticket_type, price, meta_event→ Meta_Event, event_id → Event)</text:span></text:p>
      <text:p text:style-name="P5"/>
      <text:p text:style-name="P2">Users(<text:span text:style-name="T2">user_id</text:span><text:span text:style-name="T5">, first_name, last_name, email, birthdate, nif)</text:span></text:p>
      <text:p text:style-name="P5"/>
      <text:p text:style-name="P1"><text:span text:style-name="T1">Visitor (</text:span><text:span text:style-name="T3">visitor_id</text:span><text:span text:style-name="T6">→Users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7:30:09.573509267</meta:creation-date>
    <dc:date>2017-03-19T18:23:31.758669888</dc:date>
    <meta:editing-duration>PT19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64" meta:character-count="1640" meta:non-whitespace-character-count="1498"/>
  </office:meta>
</office:document-meta>
</file>